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3" style:family="paragraph" style:parent-style-name="Standard">
      <loext:graphic-properties draw:fill-gradient-name="gradient"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weight="normal" officeooo:rsid="0005a25a" officeooo:paragraph-rsid="0006d9fc" style:font-size-asian="11pt" style:font-weight-asian="normal" style:font-size-complex="11pt" style:font-weight-complex="normal"/>
    </style:style>
    <style:style style:name="P4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5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normal" fo:font-weight="normal" officeooo:rsid="000f970e" officeooo:paragraph-rsid="000f970e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loext:graphic-properties draw:fill-hatch-name="hatch"/>
      <style:paragraph-properties fo:margin-left="0in" fo:margin-right="0in" fo:line-height="200%" fo:text-align="center" style:justify-single-word="false" fo:text-indent="0in" style:auto-text-indent="true"/>
      <style:text-properties fo:font-size="11pt" fo:font-style="normal" fo:font-weight="normal" officeooo:rsid="001177fa" officeooo:paragraph-rsid="001177fa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 fo:break-before="page"/>
      <style:text-properties fo:font-size="11pt" fo:font-style="italic" fo:font-weight="bold" officeooo:rsid="0006ef6e" officeooo:paragraph-rsid="000f970e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Standard">
      <loext:graphic-properties draw:fill-hatch-name="hatch"/>
      <style:paragraph-properties fo:margin-left="0in" fo:margin-right="0in" fo:line-height="200%" fo:text-align="start" style:justify-single-word="false" fo:text-indent="0in" style:auto-text-indent="true"/>
      <style:text-properties fo:font-size="11pt" fo:font-style="italic" fo:font-weight="bold" officeooo:rsid="0006ef6e" officeooo:paragraph-rsid="000f970e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44pt" officeooo:rsid="00056cc5" officeooo:paragraph-rsid="00056cc5" style:font-size-asian="44pt" style:font-size-complex="44pt"/>
    </style:style>
    <style:style style:name="P10" style:family="paragraph" style:parent-style-name="Standard">
      <style:paragraph-properties fo:line-height="200%" fo:text-align="center" style:justify-single-word="false"/>
      <style:text-properties fo:font-size="22pt" fo:font-weight="bold" officeooo:rsid="00056cc5" officeooo:paragraph-rsid="00056cc5" style:font-size-asian="22pt" style:font-weight-asian="bold" style:font-size-complex="22pt" style:font-weight-complex="bold"/>
    </style:style>
    <style:style style:name="P11" style:family="paragraph" style:parent-style-name="Standard">
      <style:paragraph-properties fo:line-height="200%" fo:text-align="center" style:justify-single-word="false" fo:break-before="pag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2" style:family="paragraph" style:parent-style-name="Standard">
      <style:paragraph-properties fo:line-height="200%" fo:text-align="center" style:justify-single-word="false"/>
      <style:text-properties fo:font-size="22pt" fo:font-weight="bold" officeooo:rsid="001177fa" officeooo:paragraph-rsid="001177fa" style:font-size-asian="22pt" style:font-weight-asian="bold" style:font-size-complex="22pt" style:font-weight-complex="bold"/>
    </style:style>
    <style:style style:name="P13" style:family="paragraph" style:parent-style-name="Standard">
      <style:paragraph-properties fo:line-height="200%" fo:text-align="center" style:justify-single-word="false"/>
      <style:text-properties fo:font-size="22pt" officeooo:rsid="00056cc5" officeooo:paragraph-rsid="00056cc5" style:font-size-asian="22pt" style:font-size-complex="22pt"/>
    </style:style>
    <style:style style:name="P14" style:family="paragraph" style:parent-style-name="Standard">
      <style:paragraph-properties fo:line-height="200%" fo:text-align="center" style:justify-single-word="false" fo:break-before="page"/>
      <style:text-properties fo:font-size="12pt" fo:font-weight="bold" officeooo:rsid="0005a25a" officeooo:paragraph-rsid="0005a25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200%" fo:text-align="center" style:justify-single-word="false"/>
      <style:text-properties fo:font-size="12pt" fo:font-weight="bold" officeooo:rsid="001177fa" officeooo:paragraph-rsid="001177fa" style:font-size-asian="12pt" style:font-weight-asian="bold" style:font-size-complex="12pt" style:font-weight-complex="bold"/>
    </style:style>
    <style:style style:name="P16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980b8" officeooo:paragraph-rsid="000980b8" style:font-size-asian="11pt" style:font-weight-asian="normal" style:font-size-complex="11pt" style:font-weight-complex="normal"/>
    </style:style>
    <style:style style:name="P17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5a25a" officeooo:paragraph-rsid="0005a25a" style:font-size-asian="11pt" style:font-weight-asian="normal" style:font-size-complex="11pt" style:font-weight-complex="normal"/>
    </style:style>
    <style:style style:name="P18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f970e" officeooo:paragraph-rsid="000f970e" style:font-size-asian="11pt" style:font-weight-asian="normal" style:font-size-complex="11pt" style:font-weight-complex="normal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normal" officeooo:rsid="0006d9fc" officeooo:paragraph-rsid="0006d9fc" style:font-size-asian="11pt" style:font-weight-asian="normal" style:font-size-complex="11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200%" fo:text-align="center" style:justify-single-word="false" fo:break-before="pag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P21" style:family="paragraph" style:parent-style-name="Standard">
      <loext:graphic-properties draw:fill-gradient-name="gradient" draw:fill-hatch-name="hatch"/>
      <style:paragraph-properties fo:line-height="200%" fo:text-align="start" style:justify-single-word="false"/>
      <style:text-properties fo:font-size="11pt" fo:font-weight="bold" officeooo:rsid="000980b8" officeooo:paragraph-rsid="00151aa1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006d9fc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06ef6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0980b8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7" style:family="text">
      <style:text-properties fo:font-style="italic" officeooo:rsid="0006d9fc" style:font-style-asian="italic" style:font-style-complex="italic"/>
    </style:style>
    <style:style style:name="T8" style:family="text">
      <style:text-properties fo:font-style="italic" officeooo:rsid="0005a25a" style:font-style-asian="italic" style:font-style-complex="italic"/>
    </style:style>
    <style:style style:name="T9" style:family="text">
      <style:text-properties fo:font-style="italic" officeooo:rsid="0006ef6e" style:font-style-asian="italic" style:font-style-complex="italic"/>
    </style:style>
    <style:style style:name="T10" style:family="text">
      <style:text-properties officeooo:rsid="0006ef6e"/>
    </style:style>
    <style:style style:name="T11" style:family="text">
      <style:text-properties officeooo:rsid="00089eb3"/>
    </style:style>
    <style:style style:name="T12" style:family="text">
      <style:text-properties officeooo:rsid="000980b8"/>
    </style:style>
    <style:style style:name="T13" style:family="text">
      <style:text-properties fo:font-style="normal" officeooo:rsid="000980b8" style:font-style-asian="normal" style:font-style-complex="normal"/>
    </style:style>
    <style:style style:name="T14" style:family="text">
      <style:text-properties fo:font-style="normal" officeooo:rsid="000f970e" style:font-style-asian="normal" style:font-style-complex="normal"/>
    </style:style>
    <style:style style:name="T15" style:family="text">
      <style:text-properties fo:font-style="normal" officeooo:rsid="00151aa1" style:font-style-asian="normal" style:font-style-complex="normal"/>
    </style:style>
    <style:style style:name="T16" style:family="text">
      <style:text-properties fo:font-style="normal" fo:font-weight="normal" officeooo:rsid="000f970e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51aa1" style:font-style-asian="normal" style:font-weight-asian="normal" style:font-style-complex="normal" style:font-weight-complex="normal"/>
    </style:style>
    <style:style style:name="T18" style:family="text">
      <style:text-properties officeooo:rsid="000f970e"/>
    </style:style>
    <style:style style:name="T19" style:family="text">
      <style:text-properties officeooo:rsid="001446d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9"/>
      <text:p text:style-name="P9"/>
      <text:p text:style-name="P9"/>
      <text:p text:style-name="P10">Saxtalk.com Daily Saxophone Etudes Volume 1</text:p>
      <text:p text:style-name="P13">Eb Edition</text:p>
      <text:p text:style-name="P13">by <text:span text:style-name="T1">Rex Djere</text:span></text:p>
      <text:p text:style-name="P11"/>
      <text:p text:style-name="P12"/>
      <text:p text:style-name="P12"/>
      <text:p text:style-name="P12"/>
      <text:p text:style-name="P12"/>
      <text:p text:style-name="P12"/>
      <text:p text:style-name="P15">This page is intentionally blank.</text:p>
      <text:p text:style-name="P14">About the Author</text:p>
      <text:p text:style-name="P3"><text:span text:style-name="T2">Thank you for starting the adventure of reading and practicing along with </text:span><text:span text:style-name="T3">T</text:span><text:span text:style-name="T2">he Saxtalk.com Daily Saxophone Etudes </text:span><text:span text:style-name="T4">Volume 1</text:span><text:span text:style-name="T2">!</text:span> My name is Rex Djere, and I’<text:span text:style-name="T18">ve been p</text:span>laying <text:span text:style-name="T10">the </text:span>alto saxophone <text:span text:style-name="T19">since</text:span> 1988. I currently play in 2 bands: The <text:span text:style-name="T2">Downriver Community Band</text:span>, a 70-piece large band <text:span text:style-name="T10">based in</text:span> Michigan, and I also play in a Michigan-based blues band called <text:span text:style-name="T4">T</text:span><text:span text:style-name="T2">he Transit Brothers</text:span>. <text:s/></text:p>
      <text:p text:style-name="P2">I was blessed to grow up in Chicago, Illinois during the 1980s and 1990s, and I saw many phenomenal saxophonists at <text:span text:style-name="T12">the</text:span><text:span text:style-name="T4"> </text:span><text:span text:style-name="T2">Jazz Showcas</text:span><text:span text:style-name="T5">e</text:span><text:span text:style-name="T13">, Chicago’s oldest jazz club, founded by Joe Segal in 1947. Here is a list of some of the saxophonists I’ve seen live from 1988 to Present:</text:span></text:p>
      <text:list xml:id="list2635566146" text:style-name="L1">
        <text:list-item>
          <text:p text:style-name="P16">Jackie and René McLean</text:p>
        </text:list-item>
        <text:list-item>
          <text:p text:style-name="P17">Hank Crawford</text:p>
        </text:list-item>
        <text:list-item>
          <text:p text:style-name="P18">Sonny Rollins</text:p>
        </text:list-item>
        <text:list-item>
          <text:p text:style-name="P17">Paquito D’Rivera</text:p>
        </text:list-item>
        <text:list-item>
          <text:p text:style-name="P17">Bud Shank</text:p>
        </text:list-item>
        <text:list-item>
          <text:p text:style-name="P17">Frank Morgan</text:p>
        </text:list-item>
        <text:list-item>
          <text:p text:style-name="P17">Craig Handy</text:p>
        </text:list-item>
        <text:list-item>
          <text:p text:style-name="P17">Ravi Coltrane</text:p>
        </text:list-item>
        <text:list-item>
          <text:p text:style-name="P17">Sharel Cassity</text:p>
        </text:list-item>
        <text:list-item>
          <text:p text:style-name="P19">Phil Woods</text:p>
        </text:list-item>
        <text:list-item>
          <text:p text:style-name="P16">The many great saxophonists in the all-female big band Diva</text:p>
        </text:list-item>
        <text:list-item>
          <text:p text:style-name="P19">Sadao Watanabe (at a Chicago club called the “Park West”)</text:p>
        </text:list-item>
        <text:list-item>
          <text:p text:style-name="P19">David Sanborn (I’ve <text:span text:style-name="T11">seen him </text:span><text:span text:style-name="T12">many times</text:span><text:span text:style-name="T11"> at a</text:span> variety of venues)</text:p>
        </text:list-item>
        <text:list-item>
          <text:p text:style-name="P19">and many many more…….</text:p>
        </text:list-item>
      </text:list>
      <text:p text:style-name="P4"><text:tab/>Each one of these saxophonists inspire<text:span text:style-name="T12">d</text:span> me to new levels, so during the 1990s, I started to write my own saxophone etudes. A few years ago, I discovered MuseScore (<text:a xlink:type="simple" xlink:href="https://musescore.org/" text:style-name="Internet_20_link" text:visited-style-name="Visited_20_Internet_20_Link">https://musescore.org/</text:a>), a VERY powerful music score editor, and it allowed me <text:span text:style-name="T12">to take my etude writing to a new level. This book was born out of the etudes that I wrote using MuseScore.</text:span></text:p>
      <text:p text:style-name="P20">Introduction</text:p>
      <text:p text:style-name="P21">How should you use this book?</text:p>
      <text:p text:style-name="P21"><text:span text:style-name="T16"><text:tab/>This book is written with one goal in mind: </text:span><text:span text:style-name="T14">to boost your saxophone-playing confidence </text:span><text:span text:style-name="T15">and abilities</text:span><text:span text:style-name="T16">. Etudes are exercises which build your familiarity with notes, key signatures, rhythms, phrases, melodic ideas, </text:span><text:span text:style-name="T17">patterns</text:span><text:span text:style-name="T16"> and harmonies. I recommend that you pick one etude per day, and practice it to build your facility on your instrument. Your abilities on your saxophone won’t be built in one day: the</text:span><text:span text:style-name="T17">y</text:span><text:span text:style-name="T16"> are built slowly through </text:span><text:span text:style-name="T17">a disciplined daily regimen</text:span></text:p>
      <text:p text:style-name="P21"><text:span text:style-name="T17"><text:tab/>If you don’t have time to play one full etude per day, then I recommend that you play at least one page of the book per day. For example, I mark each etude that I’ve played lightly with a pencil, and then play a different etude or page during the next day’s practice session. </text:span><text:span text:style-name="T16">Please enjoy playing </text:span><text:span text:style-name="T7">T</text:span><text:span text:style-name="T8">he Saxtalk.com Daily Saxophone Etudes </text:span><text:span text:style-name="T9">Volume 1!!!!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6"><text:span text:style-name="T4">T</text:span><text:span text:style-name="T2">his page is intentionally blan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01T20:59:07.738767441</dc:date>
    <meta:editing-duration>PT42M7S</meta:editing-duration>
    <meta:editing-cycles>12</meta:editing-cycles>
    <meta:document-statistic meta:table-count="0" meta:image-count="0" meta:object-count="0" meta:page-count="5" meta:paragraph-count="28" meta:word-count="424" meta:character-count="2400" meta:non-whitespace-character-count="2013"/>
  </office:meta>
</office:document-meta>
</file>